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7175E3249CD431C4.png" manifest:media-type="image/png"/>
  <manifest:file-entry manifest:full-path="Pictures/10000201000000C8000000C8AF605A9175C20796.png" manifest:media-type="image/png"/>
  <manifest:file-entry manifest:full-path="Pictures/10000201000000C8000000C829496819B54A015A.png" manifest:media-type="image/png"/>
  <manifest:file-entry manifest:full-path="Pictures/10000201000000C8000000C87AA2D5DFE2213956.png" manifest:media-type="image/png"/>
  <manifest:file-entry manifest:full-path="Pictures/10000201000000C8000000C8B71262BC07818E8D.png" manifest:media-type="image/png"/>
  <manifest:file-entry manifest:full-path="Pictures/10000201000000C8000000C8303ADF6F071CFE2F.png" manifest:media-type="image/png"/>
  <manifest:file-entry manifest:full-path="Pictures/10000201000000C8000000C8EAC928809764B78C.png" manifest:media-type="image/png"/>
  <manifest:file-entry manifest:full-path="Pictures/10000201000000C8000000C89ECA4A15576A57AD.png" manifest:media-type="image/png"/>
  <manifest:file-entry manifest:full-path="Pictures/10000201000000C8000000C83F8372DAAEB13B5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2b01" officeooo:paragraph-rsid="001d2b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:</text:p>
      <text:p text:style-name="P1"><draw:frame draw:style-name="fr1" draw:name="Image1" text:anchor-type="paragraph" svg:x="-0.43cm" svg:y="7.308cm" svg:width="4.932cm" svg:height="4.932cm" draw:z-index="0"><draw:image xlink:href="Pictures/10000201000000C8000000C83F8372DAAEB13B56.png" xlink:type="simple" xlink:show="embed" xlink:actuate="onLoad"/></draw:frame><draw:frame draw:style-name="fr1" draw:name="Image2" text:anchor-type="paragraph" svg:x="5.928cm" svg:y="0.896cm" svg:width="4.932cm" svg:height="4.932cm" draw:z-index="1"><draw:image xlink:href="Pictures/10000201000000C8000000C8303ADF6F071CFE2F.png" xlink:type="simple" xlink:show="embed" xlink:actuate="onLoad"/></draw:frame><draw:frame draw:style-name="fr1" draw:name="Image3" text:anchor-type="paragraph" svg:x="-0.376cm" svg:y="14.041cm" svg:width="4.932cm" svg:height="4.932cm" draw:z-index="2"><draw:image xlink:href="Pictures/10000201000000C8000000C89ECA4A15576A57AD.png" xlink:type="simple" xlink:show="embed" xlink:actuate="onLoad"/></draw:frame><draw:frame draw:style-name="fr1" draw:name="Image4" text:anchor-type="paragraph" svg:x="6.11cm" svg:y="7.308cm" svg:width="4.932cm" svg:height="4.932cm" draw:z-index="3"><draw:image xlink:href="Pictures/10000201000000C8000000C8EAC928809764B78C.png" xlink:type="simple" xlink:show="embed" xlink:actuate="onLoad"/></draw:frame><draw:frame draw:style-name="fr1" draw:name="Image5" text:anchor-type="paragraph" svg:x="12.099cm" svg:y="0.923cm" svg:width="4.932cm" svg:height="4.932cm" draw:z-index="4"><draw:image xlink:href="Pictures/10000201000000C8000000C8B71262BC07818E8D.png" xlink:type="simple" xlink:show="embed" xlink:actuate="onLoad"/></draw:frame><draw:frame draw:style-name="fr1" draw:name="Image6" text:anchor-type="paragraph" svg:x="6.105cm" svg:y="14.065cm" svg:width="4.932cm" svg:height="4.932cm" draw:z-index="5"><draw:image xlink:href="Pictures/10000201000000C8000000C87AA2D5DFE2213956.png" xlink:type="simple" xlink:show="embed" xlink:actuate="onLoad"/></draw:frame><draw:frame draw:style-name="fr1" draw:name="Image7" text:anchor-type="paragraph" svg:x="12.324cm" svg:y="13.721cm" svg:width="4.932cm" svg:height="4.932cm" draw:z-index="6"><draw:image xlink:href="Pictures/10000201000000C8000000C8AF605A9175C20796.png" xlink:type="simple" xlink:show="embed" xlink:actuate="onLoad"/></draw:frame><draw:frame draw:style-name="fr1" draw:name="Image8" text:anchor-type="paragraph" svg:x="12.298cm" svg:y="7.183cm" svg:width="4.932cm" svg:height="4.932cm" draw:z-index="7"><draw:image xlink:href="Pictures/10000201000000C8000000C87175E3249CD431C4.png" xlink:type="simple" xlink:show="embed" xlink:actuate="onLoad"/></draw:frame><draw:frame draw:style-name="fr1" draw:name="Image9" text:anchor-type="paragraph" svg:x="-0.476cm" svg:y="0.912cm" svg:width="4.932cm" svg:height="4.932cm" draw:z-index="8"><draw:image xlink:href="Pictures/10000201000000C8000000C829496819B54A01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09:36.094464000</meta:creation-date>
    <dc:date>2016-08-10T16:24:24.425835000</dc:date>
    <meta:editing-duration>PT1M21S</meta:editing-duration>
    <meta:editing-cycles>1</meta:editing-cycles>
    <meta:document-statistic meta:table-count="0" meta:image-count="9" meta:object-count="0" meta:page-count="1" meta:paragraph-count="1" meta:word-count="1" meta:character-count="13" meta:non-whitespace-character-count="13"/>
    <meta:generator>LibreOffice/5.0.5.2$MacOSX_X86_64 LibreOffice_project/55b006a02d247b5f7215fc6ea0fde844b30035b3</meta:generator>
  </office:meta>
</office:document-meta>
</file>